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33"/>
    </style:style>
    <style:style style:name="ce8" style:family="table-cell" style:parent-style-name="Default" style:data-style-name="N125">
      <style:table-cell-properties fo:background-color="#ff6633"/>
    </style:style>
    <style:style style:name="ce9" style:family="table-cell" style:parent-style-name="Default" style:data-style-name="N61">
      <style:table-cell-properties fo:background-color="#ffff00"/>
      <style:text-properties fo:color="#000000"/>
    </style:style>
    <style:style style:name="ce10" style:family="table-cell" style:parent-style-name="Default" style:data-style-name="N60">
      <style:table-cell-properties fo:background-color="#ff6633"/>
    </style:style>
    <style:style style:name="ce11" style:family="table-cell" style:parent-style-name="Default" style:data-style-name="N61"/>
    <style:style style:name="ce12" style:family="table-cell" style:parent-style-name="Default" style:data-style-name="N125"/>
    <style:style style:name="ce13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in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6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8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9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10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5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0.000000396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v_the/omega_p" office:value-type="float" office:value="0.203960396039604" calcext:value-type="float">
            <text:p>0.203960396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11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11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13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11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12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0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11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sts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oltzmann's constant</text:p>
          </table:table-cell>
          <table:table-cell table:style-name="ce4" office:value-type="string" calcext:value-type="string">
            <text:p>k_B</text:p>
          </table:table-cell>
          <table:table-cell table:style-name="ce13" table:formula="of:=['file:///home/thughe/workspace/dt/tests/unit/consts.ods'#$Sheet1.E53]" office:value-type="float" office:value="1.3806504E-023" calcext:value-type="float">
            <text:p>1.38E-023</text:p>
          </table:table-cell>
          <table:table-cell office:value-type="string" calcext:value-type="string">
            <text:p>J/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lectric charge</text:p>
          </table:table-cell>
          <table:table-cell table:style-name="ce4" office:value-type="string" calcext:value-type="string">
            <text:p>q_e</text:p>
          </table:table-cell>
          <table:table-cell table:style-name="ce13" table:formula="of:=['file:///home/thughe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ton mass</text:p>
          </table:table-cell>
          <table:table-cell table:style-name="ce4" office:value-type="string" calcext:value-type="string">
            <text:p>M_p</text:p>
          </table:table-cell>
          <table:table-cell table:style-name="ce11" table:formula="of:=['file:///home/thughe/workspace/dt/tests/unit/consts.ods'#$Sheet1.E264]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</table:table-row>
      </table:table>
      <table:table table:name="'file:///home/thughe/workspace/dt/tests/unit/consts.ods'#Sheet1" table:print="false" table:style-name="ta_extref">
        <table:table-source xlink:type="simple" xlink:href="../../../tests/unit/consts.ods" table:table-name="Sheet1" table:filter-name="calc8" table:mode="copy-results-only"/>
        <table:table-column table:number-columns-repeated="5"/>
        <table:table-row table:number-rows-repeated="52">
          <table:table-cell table:number-columns-repeated="5"/>
        </table:table-row>
        <table:table-row>
          <table:table-cell table:number-columns-repeated="4"/>
          <table:table-cell table:style-name="ce1" office:value-type="float" office:value="1.3806504E-023">
            <text:p>1.3806504E-023</text:p>
          </table:table-cell>
        </table:table-row>
        <table:table-row table:number-rows-repeated="60">
          <table:table-cell table:number-columns-repeated="5"/>
        </table:table-row>
        <table:table-row>
          <table:table-cell table:number-columns-repeated="4"/>
          <table:table-cell table:style-name="ce1" office:value-type="float" office:value="1.602176487E-019">
            <text:p>1.602176487E-019</text:p>
          </table:table-cell>
        </table:table-row>
        <table:table-row table:number-rows-repeated="149">
          <table:table-cell table:number-columns-repeated="5"/>
        </table:table-row>
        <table:table-row>
          <table:table-cell table:number-columns-repeated="4"/>
          <table:table-cell table:style-name="ce1" office:value-type="float" office:value="1.672621637E-027">
            <text:p>1.672621637E-027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float" office:value="1.00727646677">
            <text:p>1.00727646677</text:p>
          </table:table-cell>
        </table:table-row>
      </table:table>
      <table:named-expressions>
        <table:named-range table:name="Cs" table:base-cell-address="$input.$D$23" table:cell-range-address="$input.$E$34"/>
        <table:named-range table:name="dx_av" table:base-cell-address="$input.$D$11" table:cell-range-address="$input.$E$13"/>
        <table:named-range table:name="Fi" table:base-cell-address="$input.$D$25" table:cell-range-address="$input.$E$37"/>
        <table:named-range table:name="k_B" table:base-cell-address="$consts.$E$3" table:cell-range-address="$consts.$F$3"/>
        <table:named-range table:name="lambda" table:base-cell-address="$input.$D$12" table:cell-range-address="$input.$E$15"/>
        <table:named-range table:name="M_p" table:base-cell-address="$consts.$E$4" table:cell-range-address="$consts.$F$7"/>
        <table:named-range table:name="ncell" table:base-cell-address="$input.$D$9" table:cell-range-address="$input.$E$11"/>
        <table:named-range table:name="N_0" table:base-cell-address="$input.$D$16" table:cell-range-address="$input.$E$22"/>
        <table:named-range table:name="omega_p" table:base-cell-address="$input.$D$19" table:cell-range-address="$input.$E$24"/>
        <table:named-range table:name="q_e" table:base-cell-address="$consts.$E$5" table:cell-range-address="$consts.$F$5"/>
        <table:named-range table:name="rmax" table:base-cell-address="$input.$D$7" table:cell-range-address="$input.$E$9"/>
        <table:named-range table:name="rmin" table:base-cell-address="$input.$D$8" table:cell-range-address="$input.$E$10"/>
        <table:named-range table:name="T_eV" table:base-cell-address="$input.$D$15" table:cell-range-address="$input.$E$20"/>
        <table:named-range table:name="Vi" table:base-cell-address="$input.$D$23" table:cell-range-address="$input.$E$36"/>
        <table:named-range table:name="v_the" table:base-cell-address="$input.$D$19" table:cell-range-address="$input.$E$21"/>
        <table:named-range table:name="Zi" table:base-cell-address="$input.$D$19" table:cell-range-address="$input.$E$3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3" number:min-integer-digits="1" number:min-exponent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4:48:21.466437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10-08T14:21:19.001485501</meta:creation-date>
    <meta:generator>LibreOffice/4.3.7.2$Linux_X86_64 LibreOffice_project/430$Build-2</meta:generator>
    <dc:date>2017-11-27T00:17:39.216895315</dc:date>
    <dc:creator>Thomas Hughes</dc:creator>
    <meta:editing-duration>P4DT12H5M14S</meta:editing-duration>
    <meta:editing-cycles>16</meta:editing-cycles>
    <meta:document-statistic meta:table-count="2" meta:cell-count="99" meta:object-count="0"/>
  </office:meta>
</office:document-meta>
</file>